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72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5583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Mouser Part #</text:p>
          </table:table-cell>
          <table:table-cell office:value-type="string">
            <text:p>Future Electronics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Current Sense Resistors - 1watt 0.22Ω 1% 2512</text:p>
          </table:table-cell>
          <table:table-cell office:value-type="string">
            <text:p>71-WSL2512R2200FEA</text:p>
          </table:table-cell>
          <table:table-cell table:number-columns-repeated="2"/>
        </table:table-row>
        <table:table-row table:style-name="ro2">
          <table:table-cell office:value-type="string">
            <text:p>R2</text:p>
          </table:table-cell>
          <table:table-cell office:value-type="string">
            <text:p>1/10watt 49.9KΩ 1% 0603</text:p>
          </table:table-cell>
          <table:table-cell office:value-type="string">
            <text:p>71-CRCW0603-49.9K-E3</text:p>
          </table:table-cell>
          <table:table-cell office:value-type="string">
            <text:p>CRCW060349K9FKEA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/10watt 6.98KΩ 1% 0603</text:p>
          </table:table-cell>
          <table:table-cell office:value-type="string">
            <text:p>71-CRCW0603-6.98K-E3</text:p>
          </table:table-cell>
          <table:table-cell office:value-type="string">
            <text:p>RC0603FR-076K98L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/10watt 1.0KΩ 1% 0603</text:p>
          </table:table-cell>
          <table:table-cell office:value-type="string">
            <text:p>71-CRCW0603-1.0K-E3</text:p>
          </table:table-cell>
          <table:table-cell office:value-type="string">
            <text:p>CRCW06031K00FKEA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1/10watt 16.5KΩ 1% 0603</text:p>
          </table:table-cell>
          <table:table-cell office:value-type="string">
            <text:p>71-CRCW0603-16.5K-E3</text:p>
          </table:table-cell>
          <table:table-cell office:value-type="string">
            <text:p>CRCW060316K5FKEA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1/10watt 91Ω 1% 0603</text:p>
          </table:table-cell>
          <table:table-cell office:value-type="string">
            <text:p>71-CRCW0603-91-E3</text:p>
          </table:table-cell>
          <table:table-cell office:value-type="string">
            <text:p>CRCW060391R0FKEA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/10watt 30Ω 1% 0603</text:p>
          </table:table-cell>
          <table:table-cell office:value-type="string">
            <text:p>71-CRCW0603-30-E3</text:p>
          </table:table-cell>
          <table:table-cell office:value-type="string">
            <text:p>RC0603FR-0730RL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/10watt 100KΩ 1% 0603</text:p>
          </table:table-cell>
          <table:table-cell table:style-name="ce1" office:value-type="string">
            <text:p>71-CRCW0603-100K-E3</text:p>
          </table:table-cell>
          <table:table-cell office:value-type="string">
            <text:p>CRCW0603100KFKEA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/10watt 50Ω 1% 0603</text:p>
          </table:table-cell>
          <table:table-cell office:value-type="string">
            <text:p>71-CRCW0603-50-E3</text:p>
          </table:table-cell>
          <table:table-cell office:value-type="string">
            <text:p>CRCW060349R9FKEA</text:p>
          </table:table-cell>
          <table:table-cell/>
        </table:table-row>
        <table:table-row table:style-name="ro2">
          <table:table-cell office:value-type="string">
            <text:p>C1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1.0uF 16V 10% 0603</text:p>
          </table:table-cell>
          <table:table-cell office:value-type="string">
            <text:p>810-C1608X7R1C105K</text:p>
          </table:table-cell>
          <table:table-cell office:value-type="string">
            <text:p>CL32B225KBJNNNE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string">
            <text:p>0.1uF 50V 5% X7R 0603</text:p>
          </table:table-cell>
          <table:table-cell office:value-type="string">
            <text:p>80-C0603C104J5RAUTO</text:p>
          </table:table-cell>
          <table:table-cell office:value-type="string">
            <text:p>GRM188R72A104KA35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470pF 50V C0G 5% 0603</text:p>
          </table:table-cell>
          <table:table-cell office:value-type="string">
            <text:p>810-CGA3E2C0G1H471J</text:p>
          </table:table-cell>
          <table:table-cell office:value-type="string">
            <text:p>GRM1885C2A471JA01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Schottky (Diodes &amp; Rectifiers) 3A 100V SMC</text:p>
          </table:table-cell>
          <table:table-cell office:value-type="string">
            <text:p>621-B3100-F</text:p>
          </table:table-cell>
          <table:table-cell office:value-type="string">
            <text:p>B3100-13-F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Power Inductors 33uH 3.5A 57mΩ 12.5x12.5</text:p>
          </table:table-cell>
          <table:table-cell office:value-type="string">
            <text:p>652-SRR1280-330M</text:p>
          </table:table-cell>
          <table:table-cell table:number-columns-repeated="2"/>
        </table:table-row>
        <table:table-row table:style-name="ro2">
          <table:table-cell office:value-type="string">
            <text:p>Q1</text:p>
          </table:table-cell>
          <table:table-cell office:value-type="string">
            <text:p>MOSFET Power P-Chan 100V 5.6 Amp DPAK</text:p>
          </table:table-cell>
          <table:table-cell office:value-type="string">
            <text:p>844-IRFR9120PBF</text:p>
          </table:table-cell>
          <table:table-cell office:value-type="string">
            <text:p>IRFR9120PBF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LM3409HV 10-MSOP</text:p>
          </table:table-cell>
          <table:table-cell office:value-type="string">
            <text:p>926-LM3409HVMY/NOPB</text:p>
          </table:table-cell>
          <table:table-cell office:value-type="string">
            <text:p>LM3409HVMY/NOPB</text:p>
          </table:table-cell>
          <table:table-cell table:style-name="ce2" office:value-type="string">
            <text:p>almost half the price at Future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Op Amp Single 1.8V 1MHz</text:p>
          </table:table-cell>
          <table:table-cell office:value-type="string">
            <text:p>579-MCP6001T-I/OT</text:p>
          </table:table-cell>
          <table:table-cell table:number-columns-repeated="2"/>
        </table:table-row>
        <table:table-row table:style-name="ro1">
          <table:table-cell office:value-type="string">
            <text:p>JP1-F</text:p>
          </table:table-cell>
          <table:table-cell office:value-type="string">
            <text:p>Molex KK 2.54mm Socket 4 pin</text:p>
          </table:table-cell>
          <table:table-cell office:value-type="string">
            <text:p>538-22-01-2046</text:p>
          </table:table-cell>
          <table:table-cell table:number-columns-repeated="2"/>
        </table:table-row>
        <table:table-row table:style-name="ro1">
          <table:table-cell office:value-type="string">
            <text:p>JP1-M</text:p>
          </table:table-cell>
          <table:table-cell office:value-type="string">
            <text:p>Molex KK 2.54mm Header 4 pin</text:p>
          </table:table-cell>
          <table:table-cell office:value-type="string">
            <text:p>538-22-03-2041</text:p>
          </table:table-cell>
          <table:table-cell table:number-columns-repeated="2"/>
        </table:table-row>
        <table:table-row table:style-name="ro1">
          <table:table-cell office:value-type="string">
            <text:p>JP3-F</text:p>
          </table:table-cell>
          <table:table-cell office:value-type="string">
            <text:p>Molex KK 2.54mm Socket 2 pin</text:p>
          </table:table-cell>
          <table:table-cell office:value-type="string">
            <text:p>538-22-01-2021</text:p>
          </table:table-cell>
          <table:table-cell table:number-columns-repeated="2"/>
        </table:table-row>
        <table:table-row table:style-name="ro1">
          <table:table-cell office:value-type="string">
            <text:p>JP3-M</text:p>
          </table:table-cell>
          <table:table-cell office:value-type="string">
            <text:p>Molex KK 2.54mm Header 2 pin</text:p>
          </table:table-cell>
          <table:table-cell office:value-type="string">
            <text:p>538-22-03-2021</text:p>
          </table:table-cell>
          <table:table-cell table:number-columns-repeated="2"/>
        </table:table-row>
        <table:table-row table:style-name="ro1">
          <table:table-cell office:value-type="string">
            <text:p>JP-CRIMP</text:p>
          </table:table-cell>
          <table:table-cell office:value-type="string">
            <text:p>Molex Crimp Terminal TIN</text:p>
          </table:table-cell>
          <table:table-cell office:value-type="string">
            <text:p>538-08-50-0114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<text:a xlink:href="http://www.mouser.com:80/ProjectManager/ProjectDetail.aspx?AccessID=42309e1532">Mouser project url: http://www.mouser.com:80/ProjectManager/ProjectDetail.aspx?AccessID=42309e1532</text:a></text:p>
          </table:table-cell>
          <table:table-cell table:number-columns-repeated="4"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10/26/2011</text:date>, <text:time>23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20:32:29</meta:creation-date>
    <dc:date>2011-10-26T23:10:05</dc:date>
    <meta:editing-cycles>12</meta:editing-cycles>
    <meta:editing-duration>PT1H33M34S</meta:editing-duration>
    <meta:generator>LibreOffice/3.4$Unix LibreOffice_project/340m1$Build-203</meta:generator>
    <meta:document-statistic meta:table-count="1" meta:cell-count="94" meta:object-count="0"/>
  </office:meta>
</office:document-meta>
</file>